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8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Batik (5 classes) Classification Accuracy" draw:style-name="gr1" draw:text-style-name="P1" svg:width="648.03pt" svg:height="438.94pt" svg:x="682.1pt" svg:y="0.03pt">
            <draw:object draw:notify-on-update-of-ranges="Sheet1.A3:Sheet1.A15 Sheet1.D3:Sheet1.D15 Sheet1.G3:Sheet1.G15 Sheet1.E3:Sheet1.E15 Sheet1.E3:Sheet1.E15 Sheet1.E3:Sheet1.E15 Sheet1.E3:Sheet1.E15 Sheet1.B3:Sheet1.B15 Sheet1.F3:Sheet1.F15 Sheet1.C3:Sheet1.C15 Sheet1.C3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93.75pt" svg:y="473.5pt">
            <draw:object draw:notify-on-update-of-ranges="Sheet1.A21:Sheet1.A24 Sheet1.B21:Sheet1.B24 Sheet1.D21:Sheet1.D24 Sheet1.C21:Sheet1.C24 Sheet1.C21:Sheet1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-fold CV k = 7, 602 data &amp; 523 data (tuned)</text:p>
          </table:table-cell>
          <table:table-cell table:style-name="ce1" table:number-columns-repeated="3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1" office:value-type="string" calcext:value-type="string">
            <text:p>Accuracy (Tuned)</text:p>
          </table:table-cell>
          <table:table-cell table:style-name="ce4" office:value-type="string" calcext:value-type="string">
            <text:p>Std Dev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lor (tuned)</text:p>
          </table:table-cell>
        </table:table-row>
        <table:table-row table:style-name="ro1">
          <table:table-cell table:style-name="ce3" office:value-type="string" calcext:value-type="string">
            <text:p>SIFT + BoW + LogReg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20; 20; 1)" office:value-type="float" office:value="33494036" calcext:value-type="float">
            <text:p>33494036</text:p>
          </table:table-cell>
        </table:table-row>
        <table:table-row table:style-name="ro1">
          <table:table-cell office:value-type="string" calcext:value-type="string">
            <text:p>SIFT + BoW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IFT + BoW + MLP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IFT + BoW + DecisionTree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IFT + BoW + GradientBoosting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IFT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URF + BoW + LogReg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URF + BoW + SVM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URF + BoW + MLP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URF + BoW + DecisionTree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URF + BoW + GradientBoosting</text:p>
          </table:table-cell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text:p>SURF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>
          <table:table-cell office:value-type="string" calcext:value-type="string">
            <office:annotation draw:style-name="gr2" draw:text-style-name="P3" svg:width="82.18pt" svg:height="26.62pt" svg:x="194.66pt" svg:y="136.66pt" draw:caption-point-x="-17.29pt" draw:caption-point-y="42.8pt">
              <dc:date>2018-03-12T00:00:00</dc:date>
              <text:p text:style-name="P2"><text:span text:style-name="T1">100 epoch</text:span></text:p>
            </office:annotation>
            <text:p>VGG16 + Softmax NN</text:p>
          </table:table-cell>
          <table:table-cell office:value-type="float" office:value="0.64" calcext:value-type="float">
            <text:p>0.64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table:formula="of:=ORG.LIBREOFFICE.COLOR(245; 249; 26; 1)" office:value-type="float" office:value="32897306" calcext:value-type="float">
            <text:p>32897306</text:p>
          </table:table-cell>
          <table:table-cell table:formula="of:=ORG.LIBREOFFICE.COLOR(255; 0; 0; 1)" office:value-type="float" office:value="33488896" calcext:value-type="float">
            <text:p>3348889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office:value-type="string" calcext:value-type="string">
            <text:p>K-fold CV k = 7, 523 data (tuned)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 ReLU hidden layers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table:formula="of:=ORG.LIBREOFFICE.COLOR(17; 212; 209; 1)" office:value-type="float" office:value="17945809" calcext:value-type="float">
            <text:p>17945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 TanH hidden layers</text:p>
          </table:table-cell>
          <table:table-cell office:value-type="float" office:value="0.66" calcext:value-type="float">
            <text:p>0.66</text:p>
          </table:table-cell>
          <table:table-cell office:value-type="float" office:value="0.07" calcext:value-type="float">
            <text:p>0.07</text:p>
          </table:table-cell>
          <table:table-cell table:formula="of:=ORG.LIBREOFFICE.COLOR(17; 173; 212; 1)" office:value-type="float" office:value="17935828" calcext:value-type="float">
            <text:p>17935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ReLU hidden layer</text:p>
          </table:table-cell>
          <table:table-cell office:value-type="float" office:value="0.42" calcext:value-type="float">
            <text:p>0.42</text:p>
          </table:table-cell>
          <table:table-cell office:value-type="float" office:value="0.11" calcext:value-type="float">
            <text:p>0.11</text:p>
          </table:table-cell>
          <table:table-cell table:formula="of:=ORG.LIBREOFFICE.COLOR(17; 212; 173; 1)" office:value-type="float" office:value="17945773" calcext:value-type="float">
            <text:p>17945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TanH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table:formula="of:=ORG.LIBREOFFICE.COLOR(50; 212; 17; 1)" office:value-type="float" office:value="20108305" calcext:value-type="float">
            <text:p>201083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 style:data-style-name="N2" text:time-value="04:24:32.050361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39:11.979951260</meta:creation-date>
    <dc:date>2018-03-13T05:01:11.184722321</dc:date>
    <meta:editing-duration>PT4H24M46S</meta:editing-duration>
    <meta:editing-cycles>10</meta:editing-cycles>
    <meta:generator>LibreOffice/6.0.1.1$Linux_X86_64 LibreOffice_project/60bfb1526849283ce2491346ed2aa51c465abfe6</meta:generator>
    <meta:document-statistic meta:table-count="1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3:Sheet1.E15" chart:error-lower-range="Sheet1.E3:Sheet1.E15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15" chart:error-lower-range="Sheet1.E3:Sheet1.E1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C3:Sheet1.C15" chart:error-lower-range="Sheet1.C3:Sheet1.C15"/>
      <style:graphic-properties draw:stroke="none" draw:fill-color="#fff2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C3:Sheet1.C15" chart:error-lower-range="Sheet1.C3:Sheet1.C15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  <style:graphic-properties draw:fill-color="#f37b7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2cm" svg:height="15.486cm" xlink:href=".." xlink:type="simple" chart:class="chart:bar" chart:style-name="ch1">
        <chart:title svg:x="6.691cm" svg:y="0.445cm" chart:style-name="ch2">
          <text:p>Classification Accuracy (Cross Validation K=7)</text:p>
        </chart:title>
        <chart:subtitle svg:x="8.199cm" svg:y="1.533cm" chart:style-name="ch3">
          <text:p>Indonesian Batik motifs classification</text:p>
        </chart:subtitle>
        <chart:legend chart:legend-position="end" svg:x="19.646cm" svg:y="7.195cm" style:legend-expansion="high" chart:style-name="ch4"/>
        <chart:plot-area chart:style-name="ch5" table:cell-range-address="Sheet1.A3:Sheet1.B15 Sheet1.D3:Sheet1.D15 Sheet1.F3:Sheet1.G15" chart:data-source-has-labels="both" svg:x="0.457cm" svg:y="2.525cm" svg:width="18.732cm" svg:height="11.671cm">
          <chartooo:coordinate-region svg:x="5.709cm" svg:y="2.525cm" svg:width="13.082cm" svg:height="11.024cm"/>
          <chart:axis chart:dimension="x" chart:name="primary-x" chart:style-name="ch6" chartooo:axis-type="auto">
            <chartooo:date-scale/>
            <chart:categories table:cell-range-address="Sheet1.A3:Sheet1.A15"/>
          </chart:axis>
          <chart:axis chart:dimension="y" chart:name="primary-y" chart:style-name="ch7">
            <chart:title svg:x="9.104cm" svg:y="14.505cm" chart:style-name="ch8">
              <text:p>Accuracy</text:p>
            </chart:title>
            <chart:grid chart:style-name="ch9" chart:class="major"/>
          </chart:axis>
          <chart:series chart:style-name="ch10" chart:values-cell-range-address="Sheet1.D3:Sheet1.D15" loext:label-string="&quot;Tuned Dataset&quot;" chart:class="chart:bar">
            <chart:error-indicator chart:style-name="ch11" chart:dimension="x"/>
            <chart:error-indicator chart:style-name="ch11" chart:dimension="y"/>
            <chart:data-point chart:repeated="13"/>
            <loext:propertry-mapping loext:property="FillColor" loext:cell-range-address="Sheet1.G3:Sheet1.G15"/>
          </chart:series>
          <chart:series chart:style-name="ch12" chart:values-cell-range-address="Sheet1.B3:Sheet1.B15" loext:label-string="&quot;Original Dataset&quot;" chart:class="chart:bar">
            <chart:error-indicator chart:style-name="ch13" chart:dimension="y"/>
            <chart:data-point chart:repeated="12"/>
            <chart:data-point chart:style-name="ch14"/>
            <loext:propertry-mapping loext:property="FillColor" loext:cell-range-address="Sheet1.F3:Sheet1.F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ed Dataset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riginal Datase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IFT + BoW + LogReg</text:p>
                <draw:g>
                  <svg:desc>Sheet1.A3:Sheet1.A15</svg:desc>
                </draw:g>
              </table:table-cell>
              <table:table-cell office:value-type="float" office:value="0.65">
                <text:p>0.65</text:p>
                <draw:g>
                  <svg:desc>Sheet1.D3:Sheet1.D15</svg:desc>
                </draw:g>
              </table:table-cell>
              <table:table-cell office:value-type="float" office:value="0.14">
                <text:p>0.14</text:p>
                <draw:g>
                  <svg:desc>Sheet1.E3:Sheet1.E15</svg:desc>
                </draw:g>
              </table:table-cell>
              <table:table-cell office:value-type="float" office:value="0.14">
                <text:p>0.14</text:p>
                <draw:g>
                  <svg:desc>Sheet1.E3:Sheet1.E15</svg:desc>
                </draw:g>
              </table:table-cell>
              <table:table-cell office:value-type="float" office:value="0.14">
                <text:p>0.14</text:p>
                <draw:g>
                  <svg:desc>Sheet1.E3:Sheet1.E15</svg:desc>
                </draw:g>
              </table:table-cell>
              <table:table-cell office:value-type="float" office:value="0.14">
                <text:p>0.14</text:p>
                <draw:g>
                  <svg:desc>Sheet1.E3:Sheet1.E15</svg:desc>
                </draw:g>
              </table:table-cell>
              <table:table-cell office:value-type="float" office:value="33494036">
                <text:p>33494036</text:p>
                <draw:g>
                  <svg:desc>Sheet1.G3:Sheet1.G15</svg:desc>
                </draw:g>
              </table:table-cell>
              <table:table-cell office:value-type="float" office:value="0.62">
                <text:p>0.62</text:p>
                <draw:g>
                  <svg:desc>Sheet1.B3:Sheet1.B15</svg:desc>
                </draw:g>
              </table:table-cell>
              <table:table-cell office:value-type="float" office:value="0.09">
                <text:p>0.09</text:p>
                <draw:g>
                  <svg:desc>Sheet1.C3:Sheet1.C15</svg:desc>
                </draw:g>
              </table:table-cell>
              <table:table-cell office:value-type="float" office:value="0.09">
                <text:p>0.09</text:p>
                <draw:g>
                  <svg:desc>Sheet1.C3:Sheet1.C15</svg:desc>
                </draw:g>
              </table:table-cell>
              <table:table-cell office:value-type="float" office:value="32897306">
                <text:p>32897306</text:p>
                <draw:g>
                  <svg:desc>Sheet1.F3:Sheet1.F15</svg:desc>
                </draw:g>
              </table:table-cell>
            </table:table-row>
            <table:table-row>
              <table:table-cell office:value-type="string">
                <text:p>SIFT + BoW + SVM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33488896">
                <text:p>33488896</text:p>
              </table:table-cell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IFT + BoW + MLP</text:p>
              </table:table-cell>
              <table:table-cell office:value-type="float" office:value="0.66">
                <text:p>0.6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33488896">
                <text:p>33488896</text:p>
              </table:table-cell>
              <table:table-cell office:value-type="float" office:value="0.6">
                <text:p>0.6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IFT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33488896">
                <text:p>33488896</text:p>
              </table:table-cell>
              <table:table-cell office:value-type="float" office:value="0.48">
                <text:p>0.48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IFT + BoW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33488896">
                <text:p>33488896</text:p>
              </table:table-cell>
              <table:table-cell office:value-type="float" office:value="0.63">
                <text:p>0.6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IFT + BoW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33488896">
                <text:p>33488896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URF + BoW + LogRe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88896">
                <text:p>33488896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URF + BoW + SV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88896">
                <text:p>33488896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URF + BoW + ML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88896">
                <text:p>33488896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URF + BoW + DecisionTre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88896">
                <text:p>33488896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URF + BoW + GradientBoostin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88896">
                <text:p>33488896</text:p>
              </table:table-cell>
              <table:table-cell office:value-type="float" office:value="0.59">
                <text:p>0.5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SURF + BoW + RandomFore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88896">
                <text:p>33488896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32897306">
                <text:p>32897306</text:p>
              </table:table-cell>
            </table:table-row>
            <table:table-row>
              <table:table-cell office:value-type="string">
                <text:p>VGG16 + Softmax NN</text:p>
              </table:table-cell>
              <table:table-cell office:value-type="float" office:value="0.67">
                <text:p>0.6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33488896">
                <text:p>33488896</text:p>
              </table:table-cell>
              <table:table-cell office:value-type="float" office:value="0.64">
                <text:p>0.6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32897306">
                <text:p>32897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heet1.C21:Sheet1.C24" chart:error-lower-range="Sheet1.C21:Sheet1.C24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21:Sheet1.C24" chart:error-lower-range="Sheet1.C21:Sheet1.C24"/>
      <style:graphic-properties draw:stroke="none" draw:fill-color="#00aaad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21:Sheet1.C24" chart:error-lower-range="Sheet1.C21:Sheet1.C2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51cm" svg:y="0.316cm" chart:style-name="ch2">
          <text:p>Classifier Accuracy (Cross Validation k = 7)</text:p>
        </chart:title>
        <chart:subtitle svg:x="2.929cm" svg:y="1.275cm" chart:style-name="ch3">
          <text:p>Neural network with different layers and activation function</text:p>
        </chart:subtitle>
        <chart:plot-area chart:style-name="ch4" table:cell-range-address="Sheet1.A21:Sheet1.B24 Sheet1.D21:Sheet1.D24" chart:data-source-has-labels="both" svg:x="0.32cm" svg:y="2.138cm" svg:width="15.36cm" svg:height="5.701cm">
          <chartooo:coordinate-region svg:x="4.302cm" svg:y="2.138cm" svg:width="11.138cm" svg:height="5.054cm"/>
          <chart:axis chart:dimension="x" chart:name="primary-x" chart:style-name="ch5" chartooo:axis-type="auto">
            <chartooo:date-scale/>
            <chart:categories table:cell-range-address="Sheet1.A21:Sheet1.A24"/>
          </chart:axis>
          <chart:axis chart:dimension="y" chart:name="primary-y" chart:style-name="ch6">
            <chart:title svg:x="7.281cm" svg:y="8.019cm" chart:style-name="ch7">
              <text:p>Accuracy</text:p>
            </chart:title>
            <chart:grid chart:style-name="ch8" chart:class="major"/>
          </chart:axis>
          <chart:series chart:style-name="ch9" chart:values-cell-range-address="Sheet1.B21:Sheet1.B24" loext:label-string="&quot;Models&quot;" chart:class="chart:bar">
            <chart:error-indicator chart:style-name="ch10" chart:dimension="y"/>
            <chart:data-point chart:repeated="2"/>
            <chart:data-point chart:style-name="ch11" chart:repeated="2"/>
            <loext:propertry-mapping loext:property="FillColor" loext:cell-range-address="Sheet1.D21:Sheet1.D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s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Two ReLU hidden layers</text:p>
                <draw:g>
                  <svg:desc>Sheet1.A21:Sheet1.A24</svg:desc>
                </draw:g>
              </table:table-cell>
              <table:table-cell office:value-type="float" office:value="0.26">
                <text:p>0.26</text:p>
                <draw:g>
                  <svg:desc>Sheet1.B21:Sheet1.B24</svg:desc>
                </draw:g>
              </table:table-cell>
              <table:table-cell office:value-type="float" office:value="0.04">
                <text:p>0.04</text:p>
                <draw:g>
                  <svg:desc>Sheet1.C21:Sheet1.C24</svg:desc>
                </draw:g>
              </table:table-cell>
              <table:table-cell office:value-type="float" office:value="0.04">
                <text:p>0.04</text:p>
                <draw:g>
                  <svg:desc>Sheet1.C21:Sheet1.C24</svg:desc>
                </draw:g>
              </table:table-cell>
              <table:table-cell office:value-type="float" office:value="17945809">
                <text:p>17945809</text:p>
                <draw:g>
                  <svg:desc>Sheet1.D21:Sheet1.D24</svg:desc>
                </draw:g>
              </table:table-cell>
            </table:table-row>
            <table:table-row>
              <table:table-cell office:value-type="string">
                <text:p>Two TanH hidden layers</text:p>
              </table:table-cell>
              <table:table-cell office:value-type="float" office:value="0.66">
                <text:p>0.6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17935828">
                <text:p>17935828</text:p>
              </table:table-cell>
            </table:table-row>
            <table:table-row>
              <table:table-cell office:value-type="string">
                <text:p>One ReLU hidden layer</text:p>
              </table:table-cell>
              <table:table-cell office:value-type="float" office:value="0.42">
                <text:p>0.4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17945773">
                <text:p>17945773</text:p>
              </table:table-cell>
            </table:table-row>
            <table:table-row>
              <table:table-cell office:value-type="string">
                <text:p>One TanH hidden layer</text:p>
              </table:table-cell>
              <table:table-cell office:value-type="float" office:value="0.67">
                <text:p>0.6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20108305">
                <text:p>201083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